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.45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2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 calcext:value-type="string">
            <text:p>Uses relative abundance</text:p>
          </table:table-cell>
          <table:table-cell table:style-name="ce2" office:value-type="string" calcext:value-type="string">
            <text:p>Ignores relative abundance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Uses phylogenetic relatedness</text:p>
          </table:table-cell>
          <table:table-cell table:style-name="ce3" office:value-type="string" calcext:value-type="string">
            <text:p>Rao’s  quadratic  entropy</text:p>
            <text:p>“Hp” from Allen<text:span text:style-name="T1"> et al.</text:span> 2009</text:p>
            <text:p>“Iq” from Pavione<text:span text:style-name="T1"> et al.</text:span> 2009</text:p>
            <text:p>Adapted Hill numbers from Chao <text:span text:style-name="T1">et al. </text:span>2010</text:p>
          </table:table-cell>
          <table:table-cell table:style-name="ce3" office:value-type="string" calcext:value-type="string">
            <text:p>Cladistic diversity (CD)</text:p>
            <text:p>phylogenetic diversity (PD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Ignores phylogenetic relatedness</text:p>
          </table:table-cell>
          <table:table-cell table:style-name="ce3" office:value-type="string" calcext:value-type="string">
            <text:p>Simposon</text:p>
            <text:p>Shannon</text:p>
            <text:p>Chao1</text:p>
            <text:p>ACE</text:p>
            <text:p>Hill numbers</text:p>
          </table:table-cell>
          <table:table-cell table:style-name="ce3" office:value-type="string" calcext:value-type="string">
            <text:p>Rich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16:32.284992264</meta:creation-date>
    <dc:date>2019-11-06T17:41:06.249717148</dc:date>
    <meta:editing-duration>PT2M43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